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CALIFORNIA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<text:s/>WASHINGTON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<text:s/>NEW YORK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<text:s/>MASSACHUSETT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s/>ILLINOI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s/>TEXA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s/>GEORG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s/>NEW JERSE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/>MICHIG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FLORID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VIRGIN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PENNSYLVANI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MARYL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ARIZO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/>MISSOUR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NORTH CAROLIN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NEBRASK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INDIA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OHI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OREG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UTA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CONNECTICU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ARKANS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WISCONS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INNESO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COLORAD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IOW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IDA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TENNESSE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MA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DELAWA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DISTRICT OF COLUMB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ALAB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KANS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OUTH CAROLIN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4:19:30.904701111</meta:creation-date>
    <dc:date>2017-06-20T14:20:38.221854473</dc:date>
    <meta:editing-duration>PT1M8S</meta:editing-duration>
    <meta:editing-cycles>1</meta:editing-cycles>
    <meta:document-statistic meta:table-count="1" meta:cell-count="70" meta:object-count="0"/>
    <meta:generator>LibreOffice/5.1.6.2$Linux_X86_64 LibreOffice_project/10m0$Build-2</meta:generator>
  </office:meta>
</office:document-meta>
</file>